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4cm"/>
    </style:style>
    <style:style style:name="gr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fo:min-height="0.72cm"/>
    </style:style>
    <style:style style:name="gr16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4" style:family="graphic" style:parent-style-name="standard">
      <style:graphic-properties draw:stroke="none" svg:stroke-color="#000000" draw:fill="none" draw:fill-color="#ffffff" fo:min-height="0.511cm"/>
    </style:style>
    <style:style style:name="gr6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82cm" svg:height="1.124cm" svg:x="7.542cm" svg:y="0.827cm">
          <draw:text-box>
            <text:p>10:1</text:p>
          </draw:text-box>
        </draw:frame>
        <draw:g xml:id="id1" draw:id="id1">
          <draw:glue-point draw:id="4" svg:x="4.872cm" svg:y="5.024cm"/>
          <draw:glue-point draw:id="5" svg:x="-4.995cm" svg:y="4.875cm"/>
          <draw:glue-point draw:id="6" svg:x="-4.898cm" svg:y="-4.997cm"/>
          <draw:glue-point draw:id="7" svg:x="4.997cm" svg:y="-4.823cm"/>
          <draw:path draw:style-name="gr2" draw:text-style-name="P2" draw:layer="layout" svg:width="1.226cm" svg:height="0.479cm" draw:transform="skewX (0.00209439510239319) rotate (1.56259327931052) translate (9.19070940224823cm 6.3885510114172cm)" svg:viewBox="0 0 1227 480" svg:d="M0 480c614-1080 1227-1 1227-1">
            <text:p/>
          </draw:path>
          <draw:path draw:style-name="gr3" draw:text-style-name="P2" draw:layer="layout" svg:width="1.226cm" svg:height="0.479cm" draw:transform="skewX (0.00383972435438752) rotate (1.56398954271212) translate (9.20494467358551cm 5.1548765229131cm)" svg:viewBox="0 0 1227 480" svg:d="M0 479c614-1079 1227 1 1227 1">
            <text:p/>
          </draw:path>
          <draw:path draw:style-name="gr4" draw:text-style-name="P2" draw:layer="layout" svg:width="1.226cm" svg:height="0.479cm" draw:transform="skewX (0.00209439510239319) rotate (1.56346594393652) translate (9.21025407821527cm 3.9283843173944cm)" svg:viewBox="0 0 1227 480" svg:d="M0 479c615-1079 1227 1 1227 1">
            <text:p/>
          </draw:path>
          <draw:path draw:style-name="gr5" draw:text-style-name="P2" draw:layer="layout" svg:width="1.226cm" svg:height="0.479cm" draw:transform="skewX (0.00209439510239319) rotate (1.56346594393652) translate (9.2196438005601cm 2.71440606078613cm)" svg:viewBox="0 0 1227 480" svg:d="M0 479c615-1079 1227 1 1227 1">
            <text:p/>
          </draw:path>
          <draw:path draw:style-name="gr6" draw:text-style-name="P2" draw:layer="layout" svg:width="1.226cm" svg:height="0.479cm" draw:transform="skewX (0.00209439510239319) rotate (-1.57899937427927) translate (7.29528295007626cm 1.47135381961793cm)" svg:viewBox="0 0 1227 480" svg:d="M0 480c614-1080 1227-1 1227-1">
            <text:p/>
          </draw:path>
          <draw:path draw:style-name="gr7" draw:text-style-name="P2" draw:layer="layout" svg:width="1.226cm" svg:height="0.479cm" draw:transform="skewX (0.0020943951023932) rotate (-1.57812670965327) translate (7.28136126531415cm 2.70444593744659cm)" svg:viewBox="0 0 1227 480" svg:d="M0 479c615-1079 1227 1 1227 1">
            <text:p/>
          </draw:path>
          <draw:path draw:style-name="gr8" draw:text-style-name="P2" draw:layer="layout" svg:width="1.226cm" svg:height="0.479cm" draw:transform="skewX (0.0020943951023932) rotate (-1.57812670965327) translate (7.2757382741092cm 3.9315205136407cm)" svg:viewBox="0 0 1227 480" svg:d="M0 479c615-1079 1227 1 1227 1">
            <text:p/>
          </draw:path>
          <draw:path draw:style-name="gr9" draw:text-style-name="P2" draw:layer="layout" svg:width="1.226cm" svg:height="0.479cm" draw:transform="skewX (0.0020943951023932) rotate (-1.57812670965327) translate (7.26634855176437cm 5.1454987702489cm)" svg:viewBox="0 0 1227 480" svg:d="M0 479c615-1079 1227 1 1227 1">
            <text:p/>
          </draw:path>
          <draw:line draw:style-name="gr10" draw:text-style-name="P3" draw:layer="layout" svg:x1="9.708cm" svg:y1="1.492cm" svg:x2="11.162cm" svg:y2="1.508cm">
            <text:p/>
          </draw:line>
          <draw:line draw:style-name="gr11" draw:text-style-name="P3" draw:layer="layout" svg:x1="11.125cm" svg:y1="6.403cm" svg:x2="9.671cm" svg:y2="6.393cm">
            <text:p/>
          </draw:line>
          <draw:line draw:style-name="gr12" draw:text-style-name="P3" draw:layer="layout" svg:x1="6.815cm" svg:y1="1.467cm" svg:x2="5.361cm" svg:y2="1.444cm">
            <text:p/>
          </draw:line>
          <draw:line draw:style-name="gr13" draw:text-style-name="P3" draw:layer="layout" svg:x1="5.323cm" svg:y1="6.339cm" svg:x2="6.777cm" svg:y2="6.368cm">
            <text:p/>
          </draw:line>
        </draw:g>
        <draw:frame draw:style-name="gr14" draw:text-style-name="P1" draw:layer="layout" svg:width="1.651cm" svg:height="0.962cm" svg:x="5.735cm" svg:y="1.641cm">
          <draw:text-box>
            <text:p>H1</text:p>
          </draw:text-box>
        </draw:frame>
        <draw:frame draw:style-name="gr15" draw:text-style-name="P1" draw:layer="layout" svg:width="1.343cm" svg:height="0.97cm" svg:x="5.731cm" svg:y="5.315cm">
          <draw:text-box>
            <text:p>H2</text:p>
          </draw:text-box>
        </draw:frame>
        <draw:frame draw:style-name="gr14" draw:text-style-name="P1" draw:layer="layout" svg:width="1.651cm" svg:height="0.962cm" svg:x="9.406cm" svg:y="5.447cm">
          <draw:text-box>
            <text:p>X2</text:p>
          </draw:text-box>
        </draw:frame>
        <draw:frame draw:style-name="gr14" draw:text-style-name="P1" draw:layer="layout" svg:width="1.765cm" svg:height="0.962cm" svg:x="9.454cm" svg:y="1.659cm">
          <draw:text-box>
            <text:p>X1</text:p>
          </draw:text-box>
        </draw:frame>
        <draw:connector draw:style-name="gr16" draw:text-style-name="P4" draw:layer="layout" draw:line-skew="0.528cm" svg:x1="2.379cm" svg:y1="2.836cm" svg:x2="5.383cm" svg:y2="1.445cm" draw:end-shape="id1" draw:end-glue-point="6" svg:d="M2379 2836v-1390h3004v-1" svg:viewBox="0 0 3005 1392">
          <text:p/>
        </draw:connector>
        <draw:connector draw:style-name="gr16" draw:text-style-name="P4" draw:layer="layout" draw:line-skew="-1.205cm" svg:x1="2.379cm" svg:y1="4.868cm" svg:x2="5.326cm" svg:y2="6.34cm" draw:end-shape="id1" draw:end-glue-point="5" svg:d="M2379 4868h4v1472h2943" svg:viewBox="0 0 2948 1473">
          <text:p/>
        </draw:connector>
        <draw:g xml:id="id3" draw:id="id3">
          <draw:rect draw:style-name="gr17" draw:text-style-name="P2" draw:layer="layout" svg:width="1.884cm" svg:height="0.51cm" draw:transform="skewX (-0.00191986217719376) rotate (-1.5704472609445) translate (14.205cm 3.175cm)">
            <text:p/>
          </draw:rect>
          <draw:line draw:style-name="gr18" draw:text-style-name="P3" draw:layer="layout" svg:x1="13.949cm" svg:y1="2.548cm" svg:x2="13.95cm" svg:y2="3.176cm">
            <text:p/>
          </draw:line>
          <draw:line draw:style-name="gr19" draw:text-style-name="P3" draw:layer="layout" svg:x1="13.952cm" svg:y1="5.059cm" svg:x2="13.953cm" svg:y2="5.687cm">
            <text:p/>
          </draw:line>
        </draw:g>
        <draw:connector draw:style-name="gr16" draw:text-style-name="P4" draw:layer="layout" draw:line-skew="0.313cm" svg:x1="12.82cm" svg:y1="1.516cm" svg:x2="13.937cm" svg:y2="2.545cm" draw:start-shape="id2" draw:start-glue-point="1" svg:d="M12820 1516h1135v1029h-18" svg:viewBox="0 0 1136 1030">
          <text:p/>
        </draw:connector>
        <draw:connector draw:style-name="gr16" draw:text-style-name="P4" draw:layer="layout" draw:line-skew="-0.532cm" svg:x1="11.086cm" svg:y1="6.403cm" svg:x2="13.95cm" svg:y2="5.687cm" draw:start-shape="id1" draw:start-glue-point="4" draw:end-shape="id3" draw:end-glue-point="2" svg:d="M11086 6403v-6h2864v-710" svg:viewBox="0 0 2865 717">
          <text:p/>
        </draw:connector>
        <draw:g>
          <draw:ellipse draw:style-name="gr20" draw:text-style-name="P6" draw:layer="layout" svg:width="2.154cm" svg:height="2.112cm" svg:x="1.344cm" svg:y="2.799cm">
            <text:p text:style-name="P5"><text:span text:style-name="T1"><text:s text:c="7"/></text:span><text:span text:style-name="T1">120</text:span></text:p>
          </draw:ellipse>
          <draw:path draw:style-name="gr21" draw:text-style-name="P2" draw:layer="layout" svg:width="0.404cm" svg:height="0.131cm" svg:x="1.613cm" svg:y="3.722cm" svg:viewBox="0 0 405 132" svg:d="M0 132c202-297 405 0 405 0">
            <text:p/>
          </draw:path>
          <draw:path draw:style-name="gr22" draw:text-style-name="P2" draw:layer="layout" svg:width="0.404cm" svg:height="0.131cm" svg:x="2.018cm" svg:y="3.855cm" svg:viewBox="0 0 405 132" svg:d="M0 0c202 298 405 0 405 0">
            <text:p/>
          </draw:path>
        </draw:g>
        <draw:line draw:style-name="gr23" draw:text-style-name="P7" draw:layer="layout" svg:x1="8.037cm" svg:y1="1.984cm" svg:x2="8.037cm" svg:y2="6.151cm">
          <text:p/>
        </draw:line>
        <draw:line draw:style-name="gr23" draw:text-style-name="P7" draw:layer="layout" svg:x1="8.599cm" svg:y1="1.952cm" svg:x2="8.599cm" svg:y2="6.119cm">
          <text:p/>
        </draw:line>
        <draw:g xml:id="id5" draw:id="id5">
          <draw:glue-point draw:id="4" svg:x="-4.948cm" svg:y="4.979cm"/>
          <draw:glue-point draw:id="5" svg:x="-4.988cm" svg:y="-4.918cm"/>
          <draw:glue-point draw:id="6" svg:x="4.948cm" svg:y="-4.977cm"/>
          <draw:glue-point draw:id="7" svg:x="4.99cm" svg:y="4.932cm"/>
          <draw:path draw:style-name="gr24" draw:text-style-name="P2" draw:layer="layout" svg:width="1.052cm" svg:height="0.392cm" draw:transform="rotate (-1.56625847073971) translate (7.51077846492111cm 8.98716126941162cm)" svg:viewBox="0 0 1053 393" svg:d="M0 393c527-884 1053 0 1053 0">
            <text:p/>
          </draw:path>
          <draw:path draw:style-name="gr25" draw:text-style-name="P2" draw:layer="layout" svg:width="1.052cm" svg:height="0.392cm" draw:transform="rotate (-1.56625847073971) translate (7.51241540079435cm 10.0460171369089cm)" svg:viewBox="0 0 1053 393" svg:d="M0 393c527-884 1053 0 1053 0">
            <text:p/>
          </draw:path>
          <draw:path draw:style-name="gr26" draw:text-style-name="P2" draw:layer="layout" svg:width="1.052cm" svg:height="0.392cm" draw:transform="rotate (-1.56625847073971) translate (7.52036284866326cm 11.0992419167144cm)" svg:viewBox="0 0 1053 393" svg:d="M0 393c527-884 1053 0 1053 0">
            <text:p/>
          </draw:path>
          <draw:path draw:style-name="gr27" draw:text-style-name="P2" draw:layer="layout" svg:width="1.052cm" svg:height="0.392cm" draw:transform="rotate (-1.56625847073971) translate (7.52509148361296cm 12.1412764005296cm)" svg:viewBox="0 0 1053 393" svg:d="M0 393c527-884 1053 0 1053 0">
            <text:p/>
          </draw:path>
          <draw:path draw:style-name="gr28" draw:text-style-name="P2" draw:layer="layout" svg:width="1.052cm" svg:height="0.392cm" draw:transform="rotate (1.57533418285008) translate (9.11382923238624cm 13.1817252809571cm)" svg:viewBox="0 0 1053 393" svg:d="M0 393c527-884 1053 0 1053 0">
            <text:p/>
          </draw:path>
          <draw:path draw:style-name="gr29" draw:text-style-name="P2" draw:layer="layout" svg:width="1.052cm" svg:height="0.392cm" draw:transform="rotate (1.57533418285008) translate (9.11219229651301cm 12.1228694134598cm)" svg:viewBox="0 0 1053 393" svg:d="M0 393c527-884 1053 0 1053 0">
            <text:p/>
          </draw:path>
          <draw:path draw:style-name="gr30" draw:text-style-name="P2" draw:layer="layout" svg:width="1.052cm" svg:height="0.392cm" draw:transform="rotate (1.57533418285008) translate (9.1042448486441cm 11.0696446336543cm)" svg:viewBox="0 0 1053 393" svg:d="M0 393c527-884 1053 0 1053 0">
            <text:p/>
          </draw:path>
          <draw:path draw:style-name="gr31" draw:text-style-name="P2" draw:layer="layout" svg:width="1.052cm" svg:height="0.392cm" draw:transform="rotate (1.57533418285008) translate (9.0995162136944cm 10.0276101498391cm)" svg:viewBox="0 0 1053 393" svg:d="M0 393c527-884 1053 0 1053 0">
            <text:p/>
          </draw:path>
          <draw:line draw:style-name="gr32" draw:text-style-name="P3" draw:layer="layout" svg:x1="7.137cm" svg:y1="13.196cm" svg:x2="5.946cm" svg:y2="13.201cm">
            <text:p/>
          </draw:line>
          <draw:line draw:style-name="gr33" draw:text-style-name="P3" draw:layer="layout" svg:x1="5.927cm" svg:y1="9cm" svg:x2="7.118cm" svg:y2="8.989cm">
            <text:p/>
          </draw:line>
          <draw:line draw:style-name="gr34" draw:text-style-name="P3" draw:layer="layout" svg:x1="9.507cm" svg:y1="13.18cm" svg:x2="10.698cm" svg:y2="13.18cm">
            <text:p/>
          </draw:line>
          <draw:line draw:style-name="gr35" draw:text-style-name="P3" draw:layer="layout" svg:x1="10.679cm" svg:y1="8.979cm" svg:x2="9.488cm" svg:y2="8.973cm">
            <text:p/>
          </draw:line>
          <draw:line draw:style-name="gr36" draw:text-style-name="P3" draw:layer="layout" svg:x1="9.497cm" svg:y1="11.068cm" svg:x2="10.688cm" svg:y2="11.079cm">
            <text:p/>
          </draw:line>
        </draw:g>
        <draw:g xml:id="id4" draw:id="id4">
          <draw:ellipse draw:style-name="gr37" draw:text-style-name="P6" draw:layer="layout" svg:width="2.153cm" svg:height="2.183cm" svg:x="1.352cm" svg:y="10.01cm">
            <text:p text:style-name="P5"><text:span text:style-name="T1"><text:s text:c="4"/></text:span><text:span text:style-name="T1">U</text:span></text:p>
          </draw:ellipse>
          <draw:path draw:style-name="gr38" draw:text-style-name="P2" draw:layer="layout" svg:width="0.404cm" svg:height="0.136cm" svg:x="1.621cm" svg:y="10.964cm" svg:viewBox="0 0 405 137" svg:d="M0 137c202-308 405 0 405 0">
            <text:p/>
          </draw:path>
          <draw:path draw:style-name="gr39" draw:text-style-name="P2" draw:layer="layout" svg:width="0.404cm" svg:height="0.136cm" svg:x="2.026cm" svg:y="11.102cm" svg:viewBox="0 0 405 137" svg:d="M0 0c202 308 405 0 405 0">
            <text:p/>
          </draw:path>
        </draw:g>
        <draw:connector draw:style-name="gr16" draw:text-style-name="P4" draw:layer="layout" svg:x1="2.428cm" svg:y1="10.01cm" svg:x2="5.933cm" svg:y2="9.008cm" draw:start-shape="id4" draw:start-glue-point="0" draw:end-shape="id5" draw:end-glue-point="5" svg:d="M2428 10010v-1002h3505" svg:viewBox="0 0 3506 1003">
          <text:p/>
        </draw:connector>
        <draw:connector draw:style-name="gr16" draw:text-style-name="P4" draw:layer="layout" draw:line-skew="-0.536cm" svg:x1="2.428cm" svg:y1="12.193cm" svg:x2="5.952cm" svg:y2="13.192cm" draw:start-shape="id4" draw:start-glue-point="2" draw:end-shape="id5" draw:end-glue-point="4" svg:d="M2428 12193v999h3524" svg:viewBox="0 0 3525 1000">
          <text:p/>
        </draw:connector>
        <draw:line draw:style-name="gr23" draw:text-style-name="P7" draw:layer="layout" svg:x1="7.985cm" svg:y1="9.255cm" svg:x2="7.985cm" svg:y2="13.065cm">
          <text:p/>
        </draw:line>
        <draw:line draw:style-name="gr23" draw:text-style-name="P7" draw:layer="layout" svg:x1="8.62cm" svg:y1="9.255cm" svg:x2="8.62cm" svg:y2="13.065cm">
          <text:p/>
        </draw:line>
        <draw:frame draw:style-name="gr1" draw:text-style-name="P1" draw:layer="layout" svg:width="2.182cm" svg:height="1.124cm" svg:x="7.327cm" svg:y="8.231cm">
          <draw:text-box>
            <text:p>10:1</text:p>
          </draw:text-box>
        </draw:frame>
        <draw:g xml:id="id6" draw:id="id6">
          <draw:glue-point draw:id="4" svg:x="4.872cm" svg:y="5.024cm"/>
          <draw:glue-point draw:id="5" svg:x="-4.995cm" svg:y="4.875cm"/>
          <draw:glue-point draw:id="6" svg:x="-4.898cm" svg:y="-4.997cm"/>
          <draw:glue-point draw:id="7" svg:x="4.997cm" svg:y="-4.823cm"/>
          <draw:path draw:style-name="gr40" draw:text-style-name="P2" draw:layer="layout" svg:width="1.226cm" svg:height="0.479cm" draw:transform="skewX (0.00209439510239319) rotate (1.56259327931052) translate (9.19170940224822cm 6.3865510114172cm)" svg:viewBox="0 0 1227 480" svg:d="M0 480c614-1080 1227-1 1227-1">
            <text:p/>
          </draw:path>
          <draw:path draw:style-name="gr41" draw:text-style-name="P2" draw:layer="layout" svg:width="1.226cm" svg:height="0.479cm" draw:transform="skewX (0.00383972435438752) rotate (1.56398954271212) translate (9.20594467358551cm 5.1528765229131cm)" svg:viewBox="0 0 1227 480" svg:d="M0 479c614-1079 1227 1 1227 1">
            <text:p/>
          </draw:path>
          <draw:path draw:style-name="gr42" draw:text-style-name="P2" draw:layer="layout" svg:width="1.226cm" svg:height="0.479cm" draw:transform="skewX (0.0020943951023932) rotate (1.56346594393652) translate (9.21125407821527cm 3.9263843173944cm)" svg:viewBox="0 0 1227 480" svg:d="M0 479c615-1079 1227 1 1227 1">
            <text:p/>
          </draw:path>
          <draw:path draw:style-name="gr43" draw:text-style-name="P2" draw:layer="layout" svg:width="1.226cm" svg:height="0.479cm" draw:transform="skewX (0.0020943951023932) rotate (1.56346594393652) translate (9.2206438005601cm 2.71240606078613cm)" svg:viewBox="0 0 1227 480" svg:d="M0 479c615-1079 1227 1 1227 1">
            <text:p/>
          </draw:path>
          <draw:path draw:style-name="gr44" draw:text-style-name="P2" draw:layer="layout" svg:width="1.226cm" svg:height="0.479cm" draw:transform="skewX (0.00209439510239319) rotate (-1.57899937427927) translate (7.29628295007626cm 1.46935381961793cm)" svg:viewBox="0 0 1227 480" svg:d="M0 480c614-1080 1227-1 1227-1">
            <text:p/>
          </draw:path>
          <draw:path draw:style-name="gr45" draw:text-style-name="P2" draw:layer="layout" svg:width="1.226cm" svg:height="0.479cm" draw:transform="skewX (0.0020943951023932) rotate (-1.57812670965327) translate (7.28236126531415cm 2.70244593744659cm)" svg:viewBox="0 0 1227 480" svg:d="M0 479c615-1079 1227 1 1227 1">
            <text:p/>
          </draw:path>
          <draw:path draw:style-name="gr46" draw:text-style-name="P2" draw:layer="layout" svg:width="1.226cm" svg:height="0.479cm" draw:transform="skewX (0.0020943951023932) rotate (-1.57812670965327) translate (7.2767382741092cm 3.9295205136407cm)" svg:viewBox="0 0 1227 480" svg:d="M0 479c615-1079 1227 1 1227 1">
            <text:p/>
          </draw:path>
          <draw:path draw:style-name="gr47" draw:text-style-name="P2" draw:layer="layout" svg:width="1.226cm" svg:height="0.479cm" draw:transform="skewX (0.0020943951023932) rotate (-1.57812670965327) translate (7.26734855176437cm 5.1434987702489cm)" svg:viewBox="0 0 1227 480" svg:d="M0 479c615-1079 1227 1 1227 1">
            <text:p/>
          </draw:path>
          <draw:line draw:style-name="gr48" draw:text-style-name="P3" draw:layer="layout" svg:x1="9.709cm" svg:y1="1.49cm" svg:x2="11.163cm" svg:y2="1.506cm">
            <text:p/>
          </draw:line>
          <draw:line draw:style-name="gr49" draw:text-style-name="P3" draw:layer="layout" svg:x1="11.126cm" svg:y1="6.401cm" svg:x2="9.672cm" svg:y2="6.391cm">
            <text:p/>
          </draw:line>
          <draw:line draw:style-name="gr50" draw:text-style-name="P3" draw:layer="layout" svg:x1="6.816cm" svg:y1="1.465cm" svg:x2="5.362cm" svg:y2="1.442cm">
            <text:p/>
          </draw:line>
          <draw:line draw:style-name="gr51" draw:text-style-name="P3" draw:layer="layout" svg:x1="5.324cm" svg:y1="6.337cm" svg:x2="6.778cm" svg:y2="6.366cm">
            <text:p/>
          </draw:line>
        </draw:g>
        <draw:frame draw:style-name="gr14" draw:text-style-name="P1" draw:layer="layout" svg:width="1.651cm" svg:height="0.962cm" svg:x="5.736cm" svg:y="1.639cm">
          <draw:text-box>
            <text:p>H1</text:p>
          </draw:text-box>
        </draw:frame>
        <draw:frame draw:style-name="gr15" draw:text-style-name="P1" draw:layer="layout" svg:width="1.343cm" svg:height="0.97cm" svg:x="5.732cm" svg:y="5.313cm">
          <draw:text-box>
            <text:p>H2</text:p>
          </draw:text-box>
        </draw:frame>
        <draw:frame draw:style-name="gr14" draw:text-style-name="P1" draw:layer="layout" svg:width="1.651cm" svg:height="0.962cm" svg:x="9.407cm" svg:y="5.445cm">
          <draw:text-box>
            <text:p>X2</text:p>
          </draw:text-box>
        </draw:frame>
        <draw:frame draw:style-name="gr14" draw:text-style-name="P1" draw:layer="layout" svg:width="1.765cm" svg:height="0.962cm" svg:x="9.455cm" svg:y="1.657cm">
          <draw:text-box>
            <text:p>X1</text:p>
          </draw:text-box>
        </draw:frame>
        <draw:connector draw:style-name="gr16" draw:text-style-name="P4" draw:layer="layout" draw:line-skew="0.528cm" svg:x1="2.38cm" svg:y1="2.834cm" svg:x2="5.384cm" svg:y2="1.443cm" draw:end-shape="id6" draw:end-glue-point="6" svg:d="M2380 2834v-1390h3004v-1" svg:viewBox="0 0 3005 1392">
          <text:p/>
        </draw:connector>
        <draw:connector draw:style-name="gr16" draw:text-style-name="P4" draw:layer="layout" draw:line-skew="-1.205cm" svg:x1="2.38cm" svg:y1="4.866cm" svg:x2="5.327cm" svg:y2="6.338cm" draw:end-shape="id6" draw:end-glue-point="5" svg:d="M2380 4866h4v1472h2943" svg:viewBox="0 0 2948 1473">
          <text:p/>
        </draw:connector>
        <draw:connector draw:style-name="gr16" draw:text-style-name="P4" draw:layer="layout" draw:line-skew="-0.532cm" svg:x1="11.087cm" svg:y1="6.401cm" svg:x2="13.937cm" svg:y2="5.719cm" draw:start-shape="id6" draw:start-glue-point="4" svg:d="M11087 6401v-6h2850v-676" svg:viewBox="0 0 2851 683">
          <text:p/>
        </draw:connector>
        <draw:ellipse draw:style-name="gr52" draw:text-style-name="P6" draw:layer="layout" svg:width="2.154cm" svg:height="2.112cm" svg:x="1.345cm" svg:y="2.797cm">
          <text:p text:style-name="P5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1</text:span><text:span text:style-name="T1">2</text:span><text:span text:style-name="T1">0</text:span></text:p>
        </draw:ellipse>
        <draw:path draw:style-name="gr53" draw:text-style-name="P2" draw:layer="layout" svg:width="0.404cm" svg:height="0.131cm" svg:x="1.614cm" svg:y="3.72cm" svg:viewBox="0 0 405 132" svg:d="M0 132c202-297 405 0 405 0">
          <text:p/>
        </draw:path>
        <draw:path draw:style-name="gr54" draw:text-style-name="P2" draw:layer="layout" svg:width="0.404cm" svg:height="0.131cm" svg:x="2.019cm" svg:y="3.853cm" svg:viewBox="0 0 405 132" svg:d="M0 0c202 298 405 0 405 0">
          <text:p/>
        </draw:path>
        <draw:line draw:style-name="gr23" draw:text-style-name="P7" draw:layer="layout" svg:x1="8.038cm" svg:y1="1.982cm" svg:x2="8.038cm" svg:y2="6.149cm">
          <text:p/>
        </draw:line>
        <draw:line draw:style-name="gr23" draw:text-style-name="P7" draw:layer="layout" svg:x1="8.6cm" svg:y1="1.95cm" svg:x2="8.6cm" svg:y2="6.117cm">
          <text:p/>
        </draw:line>
        <draw:g>
          <draw:line draw:style-name="gr55" draw:text-style-name="P3" draw:layer="layout" svg:x1="11.462cm" svg:y1="8.216cm" svg:x2="11.462cm" svg:y2="9.74cm">
            <text:p/>
          </draw:line>
          <draw:line draw:style-name="gr56" draw:text-style-name="P3" draw:layer="layout" svg:x1="12.002cm" svg:y1="8.978cm" svg:x2="11.462cm" svg:y2="8.216cm">
            <text:p/>
          </draw:line>
          <draw:line draw:style-name="gr57" draw:text-style-name="P3" draw:layer="layout" svg:x1="11.462cm" svg:y1="9.74cm" svg:x2="12.002cm" svg:y2="8.978cm">
            <text:p/>
          </draw:line>
          <draw:line draw:style-name="gr58" draw:text-style-name="P3" draw:layer="layout" svg:x1="11.444cm" svg:y1="8.982cm" svg:x2="10.652cm" svg:y2="8.978cm">
            <text:p/>
          </draw:line>
          <draw:line draw:style-name="gr59" draw:text-style-name="P3" draw:layer="layout" svg:x1="12.001cm" svg:y1="8.216cm" svg:x2="12.001cm" svg:y2="9.74cm">
            <text:p/>
          </draw:line>
          <draw:line draw:style-name="gr60" draw:text-style-name="P7" draw:layer="layout" svg:x1="11.997cm" svg:y1="8.976cm" svg:x2="12.847cm" svg:y2="8.975cm">
            <text:p/>
          </draw:line>
        </draw:g>
        <draw:g>
          <draw:rect draw:style-name="gr61" draw:text-style-name="P2" draw:layer="layout" svg:width="2.226cm" svg:height="0.635cm" svg:x="11.267cm" svg:y="10.763cm">
            <text:p/>
          </draw:rect>
          <draw:line draw:style-name="gr62" draw:text-style-name="P3" draw:layer="layout" svg:x1="10.525cm" svg:y1="11.081cm" svg:x2="11.267cm" svg:y2="11.081cm">
            <text:p/>
          </draw:line>
          <draw:line draw:style-name="gr63" draw:text-style-name="P3" draw:layer="layout" svg:x1="13.493cm" svg:y1="11.081cm" svg:x2="14.235cm" svg:y2="11.081cm">
            <text:p/>
          </draw:line>
        </draw:g>
        <draw:line draw:style-name="gr60" draw:text-style-name="P7" draw:layer="layout" svg:x1="12.811cm" svg:y1="8.974cm" svg:x2="15.865cm" svg:y2="8.975cm">
          <text:p/>
        </draw:line>
        <draw:line draw:style-name="gr60" draw:text-style-name="P7" draw:layer="layout" svg:x1="12.811cm" svg:y1="13.192cm" svg:x2="15.859cm" svg:y2="13.192cm">
          <text:p/>
        </draw:line>
        <draw:line draw:style-name="gr60" draw:text-style-name="P7" draw:layer="layout" svg:x1="15.868cm" svg:y1="8.954cm" svg:x2="15.859cm" svg:y2="13.192cm">
          <text:p/>
        </draw:line>
        <draw:line draw:style-name="gr60" draw:text-style-name="P7" draw:layer="layout" svg:x1="14.188cm" svg:y1="11.079cm" svg:x2="15.825cm" svg:y2="11.096cm">
          <text:p/>
        </draw:line>
        <draw:frame draw:style-name="gr64" draw:text-style-name="P1" draw:layer="layout" svg:width="1.488cm" svg:height="0.962cm" svg:x="5.988cm" svg:y="9.159cm">
          <draw:text-box>
            <text:p><text:span text:style-name="T2">H</text:span><text:span text:style-name="T2">1</text:span></text:p>
          </draw:text-box>
        </draw:frame>
        <draw:frame draw:style-name="gr64" draw:text-style-name="P1" draw:layer="layout" svg:width="1.488cm" svg:height="0.962cm" svg:x="5.922cm" svg:y="12.168cm">
          <draw:text-box>
            <text:p><text:span text:style-name="T3">H</text:span><text:span text:style-name="T3">2</text:span></text:p>
          </draw:text-box>
        </draw:frame>
        <draw:frame draw:style-name="gr64" draw:text-style-name="P1" draw:layer="layout" svg:width="1.488cm" svg:height="0.962cm" svg:x="5.988cm" svg:y="9.159cm">
          <draw:text-box>
            <text:p><text:span text:style-name="T3">H</text:span><text:span text:style-name="T3">1</text:span></text:p>
          </draw:text-box>
        </draw:frame>
        <draw:frame draw:style-name="gr64" draw:text-style-name="P1" draw:layer="layout" svg:width="1.488cm" svg:height="0.962cm" svg:x="9.328cm" svg:y="9.159cm">
          <draw:text-box>
            <text:p><text:span text:style-name="T3">X</text:span><text:span text:style-name="T3">1</text:span></text:p>
          </draw:text-box>
        </draw:frame>
        <draw:frame draw:style-name="gr64" draw:text-style-name="P1" draw:layer="layout" svg:width="1.488cm" svg:height="0.962cm" svg:x="9.263cm" svg:y="12.202cm">
          <draw:text-box>
            <text:p><text:span text:style-name="T3">X</text:span><text:span text:style-name="T3">2</text:span></text:p>
          </draw:text-box>
        </draw:frame>
        <draw:g>
          <draw:line draw:style-name="gr65" draw:text-style-name="P3" draw:layer="layout" svg:x1="11.479cm" svg:y1="12.419cm" svg:x2="11.479cm" svg:y2="13.943cm">
            <text:p/>
          </draw:line>
          <draw:line draw:style-name="gr66" draw:text-style-name="P3" draw:layer="layout" svg:x1="12.019cm" svg:y1="13.181cm" svg:x2="11.479cm" svg:y2="12.419cm">
            <text:p/>
          </draw:line>
          <draw:line draw:style-name="gr67" draw:text-style-name="P3" draw:layer="layout" svg:x1="11.479cm" svg:y1="13.943cm" svg:x2="12.019cm" svg:y2="13.181cm">
            <text:p/>
          </draw:line>
          <draw:line draw:style-name="gr68" draw:text-style-name="P3" draw:layer="layout" svg:x1="11.461cm" svg:y1="13.185cm" svg:x2="10.669cm" svg:y2="13.181cm">
            <text:p/>
          </draw:line>
          <draw:line draw:style-name="gr69" draw:text-style-name="P3" draw:layer="layout" svg:x1="12.018cm" svg:y1="12.419cm" svg:x2="12.018cm" svg:y2="13.943cm">
            <text:p/>
          </draw:line>
          <draw:line draw:style-name="gr60" draw:text-style-name="P7" draw:layer="layout" svg:x1="12.014cm" svg:y1="13.179cm" svg:x2="12.864cm" svg:y2="13.178cm">
            <text:p/>
          </draw:line>
        </draw:g>
        <draw:g xml:id="id2" draw:id="id2">
          <draw:line draw:style-name="gr70" draw:text-style-name="P3" draw:layer="layout" svg:x1="11.755cm" svg:y1="1cm" svg:x2="11.755cm" svg:y2="2.032cm">
            <text:p/>
          </draw:line>
          <draw:line draw:style-name="gr71" draw:text-style-name="P3" draw:layer="layout" svg:x1="12.17cm" svg:y1="1.516cm" svg:x2="11.755cm" svg:y2="1cm">
            <text:p/>
          </draw:line>
          <draw:line draw:style-name="gr72" draw:text-style-name="P3" draw:layer="layout" svg:x1="11.755cm" svg:y1="2.032cm" svg:x2="12.17cm" svg:y2="1.516cm">
            <text:p/>
          </draw:line>
          <draw:line draw:style-name="gr73" draw:text-style-name="P3" draw:layer="layout" svg:x1="11.742cm" svg:y1="1.519cm" svg:x2="11.133cm" svg:y2="1.516cm">
            <text:p/>
          </draw:line>
          <draw:line draw:style-name="gr74" draw:text-style-name="P3" draw:layer="layout" svg:x1="12.17cm" svg:y1="1cm" svg:x2="12.17cm" svg:y2="2.032cm">
            <text:p/>
          </draw:line>
          <draw:line draw:style-name="gr60" draw:text-style-name="P7" draw:layer="layout" svg:x1="12.167cm" svg:y1="1.515cm" svg:x2="12.82cm" svg:y2="1.51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6T20:05:57.815714672</meta:creation-date>
    <dc:date>2020-12-26T21:33:51.026398971</dc:date>
    <meta:editing-duration>PT40M38S</meta:editing-duration>
    <meta:editing-cycles>11</meta:editing-cycles>
    <meta:generator>LibreOffice/6.1.5.2$Linux_ARM_EABI LibreOffice_project/10$Build-2</meta:generator>
    <meta:print-date>2020-12-26T20:59:14.407112654</meta:print-date>
    <meta:document-statistic meta:object-count="114"/>
  </office:meta>
</office:document-meta>
</file>